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6.6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no-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copus availab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ilot study using machine learning and domain knowledge to facilitate comparative effectiveness review updating.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comparison of automated training-by-example selection algorithms for Evidence Based Software Engineering</text:p>
          </table:table-cell>
          <table:table-cell table:style-name="ce6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method to support search string building in systematic literature reviews through visual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algorithm for reducing the workload of experts in performing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new iterative method to reduce workload in systematic review proces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 text-mining framework for supporting systematic reviews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prospective evaluation of an automated classification system to support evidence-based medicine and systematic review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update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analysis approach to validate the selection review of primary studies in systematic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 visual text mining approach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approach based on visual text mining to support categorization and classification in the systematic mapping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n extension of the systematic literature review process with visual text mining: a case study on software engineering.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 svm-based high-quality article classifier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ctive learning for biomedical citation screening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 text classification to support systematic reviews in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tomatically locating results to support systematic reviews in software engineer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uilding systematic reviews using automatic text classification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assifying biomedical abstracts using committees of classifiers and collective ranking technique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oss-topic learning for work prioritization in systematic review creation and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SyR(IR) – document analysis system for systematic reviews (in information retrieval)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ploying an interactive machine learning system in an evidence-based practice center: abstrackr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xploiting the systematic review protocol for classification of medical abstract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cilitating biomedical systematic reviews using ranked text retrieval and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ature engineering and a proposed decision-support system for systematic reviewers of medical evidenc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inding better active learners for faster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mproving the performance of text categorization models used for the selection of high quality article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ked data approach for selection process automation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chine learning techniques for the automation of literature reviews and systematic reviews in EFSA</text:p>
          </table:table-cell>
          <table:table-cell table:style-name="ce8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chine learning to assist risk-of-bias assessments in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odeling annotation time to reduce workload in comparative effectiveness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timizing feature representation for automated systematic review work prioritization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npointing needles in giant haystacks: use of text mining to reduce impractical screening workload in extremely large scoping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systematic review workload through certainty-based scree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ucing workload in systematic review preparation using automated citation classific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creening nonrandomized studies for medical systematic reviews: a comparative study of classifier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mi-automated screening of biomedical citations for systematic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udying the potential impact of automated document classification on scheduling a systematic review updat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upporting study selection of systematic literature reviews in software engineering with text mining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upporting systematic reviews using text mining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ext categorization models for high-quality article retrieval in internal medicine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e use of visual text mining to support the study selection activity in systematic literature reviews: a replication study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 modernizing the systematic review pipeline in genetics: efficient updating via data mining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wards automating the initial screening phase of a systematic review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classifier performance visualization to improve collective ranking techniques for biomedical abstracts classification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visual text mining to support the study selection activity in systematic literature reviews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ustering of medical publications for evidence based medicine summarisation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bining relevancy and methodological quality into a single ranking for evidence-based medicine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Pscreener: an automatic tool for screening human genetic association literature in PubMed using the support vector machine technique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rameterized contrast in second order soft co-occurrences: a novel text representation technique in text mining and knowledge extraction.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xt classification on imbalanced data: application to systematic reviews automation.</text:p>
          </table:table-cell>
          <table:table-cell table:style-name="ce8" office:value-type="string" calcext:value-type="string">
            <text:p>No (Thesi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information visualization and text mining to facilitate the conduction of systematic literature reviews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sing the scas strategy to perform the initial selection of studies in systematic reviews: an experimental study</text:p>
          </table:table-cell>
          <table:table-cell table:style-name="ce7"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string" calcext:value-type="string">
            <text:p>52 (46)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9:33:14.518455568</meta:creation-date>
    <dc:date>2018-10-31T21:01:14.342247877</dc:date>
    <meta:editing-duration>PT1H17M46S</meta:editing-duration>
    <meta:editing-cycles>10</meta:editing-cycles>
    <meta:generator>LibreOffice/6.0.6.2$Linux_X86_64 LibreOffice_project/00m0$Build-2</meta:generator>
    <meta:document-statistic meta:table-count="1" meta:cell-count="108" meta:object-count="0"/>
  </office:meta>
</office:document-meta>
</file>